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title">
      <style:graphic-properties fo:min-height="1.407cm"/>
    </style:style>
    <style:style style:name="pr7" style:family="presentation" style:parent-style-name="Default-outline1">
      <style:graphic-properties fo:min-height="13.21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1.11cm" fo:margin-right="0cm" fo:text-indent="0cm">
        <style:tab-stops>
          <style:tab-stop style:position="1.158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color="#003f80" style:font-name="Courier New"/>
    </style:style>
    <style:style style:name="T4" style:family="text">
      <style:text-properties style:font-name="Courier New"/>
    </style:style>
    <style:style style:name="T5" style:family="text">
      <style:text-properties style:font-name="Liberation Sans1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Courier New"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position="super 58%" fo:font-size="22pt" style:font-size-asian="22pt" style:font-size-complex="22pt"/>
    </style:style>
    <style:style style:name="T10" style:family="text">
      <style:text-properties fo:color="#0000a8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2: Basic Pyth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6.162cm" svg:height="1.657cm" svg:x="0.919cm" svg:y="13.87cm">
          <draw:text-box>
            <text:p text:style-name="P3"><text:span text:style-name="T2">Cite as: Panacharoensawad, E. (2017) "Numerical application in petroleum engineering, Lesson </text:span><text:span text:style-name="T2">02: Basic Python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Benefit of Using Python</text:p>
                  </text:list-item>
                  <text:list-item>
                    <text:p>Python Installation</text:p>
                  </text:list-item>
                  <text:list-item>
                    <text:p>Basic data type</text:p>
                  </text:list-item>
                  <text:list-item>
                    <text:p>For / If / Count / Sort</text:p>
                  </text:list-item>
                  <text:list-item>
                    <text:p>Lambda / Function</text:p>
                  </text:list-item>
                  <text:list-item>
                    <text:p>Symbolic Calculation</text:p>
                  </text:list-item>
                  <text:list-item>
                    <text:p>Series, DataFrame</text:p>
                  </text:list-item>
                  <text:list-item>
                    <text:p>Array, Array Operation</text:p>
                  </text:list-item>
                  <text:list-item>
                    <text:p>Data Visualization</text:p>
                  </text:list-item>
                  <text:list-item>
                    <text:p>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enefit of Using Python</text:p>
          </draw:text-box>
        </draw:frame>
        <draw:frame presentation:style-name="pr5" draw:layer="layout" svg:width="27.335cm" svg:height="13.462cm" svg:x="0.508cm" svg:y="2.032cm" presentation:class="outline">
          <draw:text-box>
            <text:list text:style-name="L2">
              <text:list-item>
                <text:p>Quick Program Development</text:p>
                <text:list>
                  <text:list-item>
                    <text:p>Code is shorter and cleaner than other language</text:p>
                    <text:list>
                      <text:list-item>
                        <text:p>More productivity</text:p>
                      </text:list-item>
                    </text:list>
                  </text:list-item>
                  <text:list-item>
                    <text:p>Shorter code is easier to debug</text:p>
                  </text:list-item>
                </text:list>
              </text:list-item>
              <text:list-item>
                <text:p>Portable and Free</text:p>
                <text:list>
                  <text:list-item>
                    <text:p>Portable between Linux, Windows, MacOS, etc</text:p>
                  </text:list-item>
                </text:list>
              </text:list-item>
              <text:list-item>
                <text:p>Fully supported Library</text:p>
                <text:list>
                  <text:list-item>
                    <text:p>Python libraries are free and awesome.</text:p>
                  </text:list-item>
                  <text:list-item>
                    <text:p>NumPy extension is free and more powerful to the equivalent Matlab numeric programming [1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Python Installation (this course use Python 3.6)</text:p>
          </draw:text-box>
        </draw:frame>
        <draw:frame presentation:style-name="pr5" draw:layer="layout" svg:width="27.335cm" svg:height="13.462cm" svg:x="0.508cm" svg:y="2.032cm" presentation:class="outline">
          <draw:text-box>
            <text:list text:style-name="L2">
              <text:list-item>
                <text:p>Install Anaconda First</text:p>
                <text:list>
                  <text:list-item>
                    <text:p>https://www.continuum.io/downloads</text:p>
                  </text:list-item>
                </text:list>
              </text:list-item>
              <text:list-item>
                <text:p>Run Jupyter Notebook</text:p>
                <text:list>
                  <text:list-item>
                    <text:p>Windows user</text:p>
                    <text:list>
                      <text:list-item>
                        <text:p>Option 1) Open Jupyter notebook created in the manu bar</text:p>
                      </text:list-item>
                      <text:list-item>
                        <text:p>Option 2) Open anaconda command line</text:p>
                        <text:list>
                          <text:list-item>
                            <text:p>Type <text:span text:style-name="T3">jupyter notebook</text:span></text:p>
                          </text:list-item>
                        </text:list>
                      </text:list-item>
                    </text:list>
                  </text:list-item>
                  <text:list-item>
                    <text:p>Ubuntu / Linux</text:p>
                    <text:list>
                      <text:list-item>
                        <text:p><text:span text:style-name="T3">./anaconda3/bin/jupyter noteboo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Ubuntu Bash File to run Jupyter Notebook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Create a bash file with the code below (jupyter.sh)</text:p>
                  </text:list-item>
                </text:list>
              </text:list-item>
              <text:list-item>
                <text:p><text:span text:style-name="T4">#!/bin/bash</text:span></text:p>
              </text:list-item>
              <text:list-item>
                <text:p><text:span text:style-name="T4">cd ..</text:span></text:p>
              </text:list-item>
              <text:list-item>
                <text:p><text:span text:style-name="T4">./anaconda3/bin/jupyter notebook</text:span></text:p>
                <text:list>
                  <text:list-item>
                    <text:p>On the Ubuntu desktop</text:p>
                    <text:list>
                      <text:list-item>
                        <text:p>Right click on the file &gt;&gt; Properties &gt;&gt; Permission &gt;&gt; Allow executing file as program <text:s/><text:a xlink:href="https://askubuntu.com/questions/38661/how-do-i-run-sh-files" xlink:type="simple">[2]</text:a></text:p>
                      </text:list-item>
                      <text:list-item>
                        <text:p>Open Nautilus &gt;&gt; File &gt;&gt; Preferences &gt;&gt; Behavior &gt;&gt; Run executable text file [2]</text:p>
                      </text:list-item>
                    </text:list>
                  </text:list-item>
                  <text:list-item>
                    <text:p>May try: <text:span text:style-name="T4">bash filename.sh</text:span><text:span text:style-name="T5">,</text:span><text:span text:style-name="T4"> sh filename.sh </text:span><text:span text:style-name="T5">or,</text:span><text:span text:style-name="T4"> ./filename.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Kill jupyter sess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Windows: <text:s/>Ctrl + c (twice) on the kernel screen</text:p>
              </text:list-item>
              <text:list-item>
                <text:p>Ubuntu: <text:s/>If a bash file was used to run, jupyter notebook, there may be no kernel screen to stop by ctrl + c (twice). Type [6]</text:p>
                <text:list>
                  <text:list-item>
                    <text:p><text:span text:style-name="T4">jupyter notebook list</text:span></text:p>
                  </text:list-item>
                  <text:list-item>
                    <text:p><text:span text:style-name="T4">netstat -tulpn</text:span></text:p>
                  </text:list-item>
                  <text:list-item>
                    <text:p>Kill &lt;process number&gt; for example, <text:span text:style-name="T4">kill 4243</text:span></text:p>
                    <text:list>
                      <text:list-item>
                        <text:p><text:span text:style-name="T5">Use </text:span><text:span text:style-name="T4">sudo apt install net-tools</text:span><text:span text:style-name="T5"> for netstat</text:span></text:p>
                      </text:list-item>
                    </text:list>
                  </text:list-item>
                  <text:list-item>
                    <text:p><text:span text:style-name="T4">top</text:span><text:span text:style-name="T5"> on terminal and </text:span><text:span text:style-name="T4">kill – 9 PID</text:span><text:span text:style-name="T5"> may work as well if the </text:span><text:span text:style-name="T5">notebook is running [7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Python Library Installation</text:p>
          </draw:text-box>
        </draw:frame>
        <draw:frame presentation:style-name="pr5" draw:layer="layout" svg:width="27.335cm" svg:height="13.462cm" svg:x="0.508cm" svg:y="2.032cm" presentation:class="outline">
          <draw:text-box>
            <text:list text:style-name="L2">
              <text:list-item>
                <text:p>Open command line from anaconda (for windows) / terminal (<text:span text:style-name="T4">ctrl + alt + t</text:span> in Ubuntu)</text:p>
              </text:list-item>
              <text:list-item>
                <text:p><text:span text:style-name="T4">conda install package_name</text:span></text:p>
                <text:list>
                  <text:list-item>
                    <text:p>This will install package_name to the jupyter notebook environment</text:p>
                  </text:list-item>
                </text:list>
              </text:list-item>
              <text:list-item>
                <text:p>To check list of packages that are installed, already</text:p>
                <text:list>
                  <text:list-item>
                    <text:p><text:span text:style-name="T4">conda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ptional (read if you need to): Install both 2.7 and 3.6 </text:p>
          </draw:text-box>
        </draw:frame>
        <draw:frame presentation:style-name="pr5" draw:text-style-name="P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6">Follow </text:span><text:span text:style-name="T6"><text:a xlink:href="https://stackoverflow.com/questions/30492623/using-both-python-2-x-and-python-3-x-in-ipython-notebook" xlink:type="simple">[3]</text:a></text:span><text:span text:style-name="T6"> </text:span></text:p>
              </text:list-item>
              <text:list-item>
                <text:p text:style-name="P6"><text:span text:style-name="T7">conda create -n py27 python=2.7 ipykernel</text:span></text:p>
              </text:list-item>
              <text:list-item>
                <text:p text:style-name="P6"><text:span text:style-name="T7">conda create -n py36 python=3.6 ipykernel</text:span></text:p>
              </text:list-item>
              <text:list-item>
                <text:p text:style-name="P6"><text:span text:style-name="T7">conda create -n py27 python=2.7</text:span></text:p>
              </text:list-item>
              <text:list-item>
                <text:p text:style-name="P6"><text:span text:style-name="T7">source activate py27</text:span></text:p>
              </text:list-item>
              <text:list-item>
                <text:p text:style-name="P6"><text:span text:style-name="T7">conda install notebook ipykernel</text:span></text:p>
              </text:list-item>
              <text:list-item>
                <text:p text:style-name="P6"><text:span text:style-name="T7">ipython kernel install –user</text:span></text:p>
              </text:list-item>
              <text:list-item>
                <text:p text:style-name="P6"><text:span text:style-name="T7">conda create -n py36 python=3.6</text:span></text:p>
              </text:list-item>
              <text:list-item>
                <text:p text:style-name="P6"><text:span text:style-name="T7">source activate py36</text:span></text:p>
              </text:list-item>
              <text:list-item>
                <text:p text:style-name="P6"><text:span text:style-name="T7">conda install notebook ipykernel</text:span></text:p>
              </text:list-item>
              <text:list-item>
                <text:p text:style-name="P6"><text:span text:style-name="T7">ipython kernel install --user</text:span></text:p>
                <text:list>
                  <text:list-item>
                    <text:p><text:span text:style-name="T6"><text:s/></text:span><text:span text:style-name="T6">Package installation</text:span></text:p>
                  </text:list-item>
                </text:list>
              </text:list-item>
              <text:list-item>
                <text:p text:style-name="P6"><text:span text:style-name="T7">#install package "future" on "py27" environment</text:span></text:p>
              </text:list-item>
              <text:list-item>
                <text:p text:style-name="P6"><text:span text:style-name="T7">conda install -n py27 future</text:span></text:p>
              </text:list-item>
              <text:list-item>
                <text:p text:style-name="P6"><text:span text:style-name="T7">#get list of the available environment</text:span></text:p>
              </text:list-item>
              <text:list-item>
                <text:p text:style-name="P6"><text:span text:style-name="T7">conda-env lis</text:span><text:span text:style-name="T6">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asic Data Type <text:a xlink:href="https://docs.python.org/3/library/stdtypes.html" xlink:type="simple">[4]</text:a>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Numeric Types</text:p>
                <text:list>
                  <text:list-item>
                    <text:p>int, float, complex</text:p>
                  </text:list-item>
                </text:list>
              </text:list-item>
              <text:list-item>
                <text:p>Sequence Types</text:p>
                <text:list>
                  <text:list-item>
                    <text:p>List, tuple, range</text:p>
                  </text:list-item>
                </text:list>
              </text:list-item>
              <text:list-item>
                <text:p>Text Sequence Type</text:p>
                <text:list>
                  <text:list-item>
                    <text:p>String</text:p>
                  </text:list-item>
                </text:list>
              </text:list-item>
              <text:list-item>
                <text:p>Set Types</text:p>
                <text:list>
                  <text:list-item>
                    <text:p><text:s/>set, frozenset</text:p>
                  </text:list-item>
                </text:list>
              </text:list-item>
              <text:list-item>
                <text:p>Mapping Types</text:p>
                <text:list>
                  <text:list-item>
                    <text:p>di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Mutable and Immutable <text:a xlink:href="https://docs.python.org/3/glossary.html" xlink:type="simple">[5]</text:a>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Immutable: Once created cannot be changed (location in memory). New object (in a different memory location) is needed to store a new value</text:p>
                <text:list>
                  <text:list-item>
                    <text:p>Numbers, strings, tuples, frozenset</text:p>
                  </text:list-item>
                </text:list>
              </text:list-item>
              <text:list-item>
                <text:p>Mutable: Can change value, but keep the memory address (<text:span text:style-name="T4">id()</text:span>)</text:p>
                <text:list>
                  <text:list-item>
                    <text:p>dict, list, set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html / Notebook Files Lecture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L02C01_BasicPython.ipynb</text:p>
                    <text:list>
                      <text:list-item>
                        <text:p>L02C01_BasicPython.html</text:p>
                      </text:list-item>
                      <text:list-item>
                        <text:p>Go through basic python</text:p>
                      </text:list-item>
                    </text:list>
                  </text:list-item>
                  <text:list-item>
                    <text:p>L02C02_deepcopy.ipynb</text:p>
                    <text:list>
                      <text:list-item>
                        <text:p>Understand how copy / deepcopy works</text:p>
                      </text:list-item>
                    </text:list>
                  </text:list-item>
                </text:list>
              </text:list-item>
              <text:list-item>
                <text:p>Tips</text:p>
                <text:list>
                  <text:list-item>
                    <text:p>Press tab in Jupyter Notebook shows available function/attribute</text:p>
                  </text:list-item>
                  <text:list-item>
                    <text:p>Press shift+tab after typing object show its documentation</text:p>
                  </text:list-item>
                  <text:list-item>
                    <text:p>Put ? Or ?? after object show its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Referenc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8">[1] Mark Lutz (2013) “Learning Python”, 5</text:span><text:span text:style-name="T9">th</text:span><text:span text:style-name="T8"> Ed. O’Reilly, California, USA</text:span></text:p>
              </text:list-item>
              <text:list-item>
                <text:p><text:span text:style-name="T8">[2] https://askubuntu.com/questions/38661/how-do-i-run-sh-files </text:span></text:p>
              </text:list-item>
            </text:list>
            <text:p text:style-name="P8"><text:span text:style-name="T10">https://askubuntu.com/questions/305650/bash-script-with-execution-permissions-wont-run-with-dbl-click</text:span></text:p>
            <text:list text:continue-numbering="true" text:style-name="L2">
              <text:list-item>
                <text:p><text:span text:style-name="T8">[3] https://stackoverflow.com/questions/30492623/using-both-python-2-x-and-python-3-x-in-ipython-notebook</text:span></text:p>
              </text:list-item>
              <text:list-item>
                <text:p><text:span text:style-name="T8">[4] https://docs.python.org/3/library/stdtypes.html</text:span></text:p>
              </text:list-item>
              <text:list-item>
                <text:p><text:span text:style-name="T8">[5] https://docs.python.org/3/glossary.html </text:span></text:p>
              </text:list-item>
              <text:list-item>
                <text:p><text:span text:style-name="T8">[6] https://stackoverflow.com/questions/38511673/cannot-quit-jupyter-notebook-server-running</text:span></text:p>
              </text:list-item>
              <text:list-item>
                <text:p><text:span text:style-name="T8"><text:s/></text:span><text:span text:style-name="T8">[7] https://stackoverflow.com/questions/25315082/how-to-kill-a-running-ipython-proces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8-21T09:13:10.617359832</dc:date>
    <meta:editing-duration>PT22H42M11S</meta:editing-duration>
    <meta:editing-cycles>11</meta:editing-cycles>
    <meta:generator>LibreOffice/5.3.1.2$Linux_X86_64 LibreOffice_project/30m0$Build-2</meta:generator>
    <meta:document-statistic meta:object-count="68"/>
  </office:meta>
</office:document-meta>
</file>